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 calcext:value-type="string">
            <text:p>Data format</text:p>
          </table:table-cell>
          <table:table-cell table:style-name="ce3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table:style-name="ce4" office:value-type="string" calcext:value-type="string">
            <text:p>Delimited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</table:table-row>
        <table:table-row table:style-name="ro2">
          <table:table-cell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Fields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/>
        </table:table-row>
      </table:table>
      <table:named-expressions/>
      <table:database-ranges>
        <table:database-range table:name="__Anonymous_Sheet_DB__0" table:target-range-address="customers.A1:customers.A655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3:18:40.17919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7-18T13:20:19.038093614</dc:date>
    <meta:editing-duration>P1DT30M41S</meta:editing-duration>
    <meta:editing-cycles>86</meta:editing-cycles>
    <meta:generator>LibreOffice/4.2.8.2$Linux_x86 LibreOffice_project/420m0$Build-2</meta:generator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